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9.001cm" style:type="center"/>
          <style:tab-stop style:position="18.461cm" style:type="right"/>
        </style:tab-stops>
      </style:paragraph-properties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2"/>
    <style:style style:name="P4" style:family="paragraph" style:parent-style-name="List_20_Paragraph" style:list-style-name="WWNum2">
      <style:paragraph-properties fo:margin-top="0cm" fo:margin-bottom="0cm" style:contextual-spacing="true"/>
    </style:style>
    <style:style style:name="P5" style:family="paragraph" style:parent-style-name="List_20_Paragraph">
      <style:paragraph-properties fo:margin-left="0.635cm" fo:margin-right="0cm" fo:text-indent="0cm" style:auto-text-indent="false"/>
      <style:text-properties style:font-name="Candara" fo:language="es" fo:country="ES"/>
    </style:style>
    <style:style style:name="P6" style:family="paragraph" style:parent-style-name="List_20_Paragraph">
      <style:paragraph-properties fo:margin-left="0.635cm" fo:margin-right="0cm" fo:margin-top="0cm" fo:margin-bottom="0cm" style:contextual-spacing="true" fo:text-indent="0cm" style:auto-text-indent="false"/>
      <style:text-properties style:font-name="Candara" fo:language="es" fo:country="ES"/>
    </style:style>
    <style:style style:name="P7" style:family="paragraph" style:parent-style-name="List_20_Paragraph">
      <style:paragraph-properties fo:margin-left="1.397cm" fo:margin-right="0cm" fo:text-indent="0cm" style:auto-text-indent="false"/>
      <style:text-properties style:font-name="Candara" fo:language="es" fo:country="ES"/>
    </style:style>
    <style:style style:name="P8" style:family="paragraph" style:parent-style-name="List_20_Paragraph">
      <style:text-properties style:font-name="Candara" fo:language="es" fo:country="ES"/>
    </style:style>
    <style:style style:name="P9" style:family="paragraph" style:parent-style-name="List_20_Paragraph">
      <style:paragraph-properties fo:margin-left="0.635cm" fo:margin-right="0cm" fo:text-indent="0cm" style:auto-text-indent="false"/>
      <style:text-properties style:font-name="Candara" fo:language="es" fo:country="ES"/>
    </style:style>
    <style:style style:name="P10" style:family="paragraph" style:parent-style-name="List_20_Paragraph">
      <style:paragraph-properties fo:margin-left="0.635cm" fo:margin-right="0cm" fo:margin-top="0cm" fo:margin-bottom="0cm" style:contextual-spacing="true" fo:text-indent="0cm" style:auto-text-indent="false"/>
      <style:text-properties style:font-name="Candara" fo:language="es" fo:country="ES"/>
    </style:style>
    <style:style style:name="P11" style:family="paragraph" style:parent-style-name="List_20_Paragraph" style:list-style-name="WWNum5">
      <style:paragraph-properties fo:margin-left="1.251cm" fo:margin-right="0cm" fo:text-indent="-0.499cm" style:auto-text-indent="false"/>
    </style:style>
    <style:style style:name="P12" style:family="paragraph" style:parent-style-name="List_20_Paragraph" style:list-style-name="WWNum5">
      <style:paragraph-properties fo:margin-left="1.251cm" fo:margin-right="0cm" fo:text-indent="-0.499cm" style:auto-text-indent="false"/>
      <style:text-properties officeooo:paragraph-rsid="0009f301"/>
    </style:style>
    <style:style style:name="P13" style:family="paragraph" style:parent-style-name="List_20_Paragraph" style:list-style-name="WWNum6"/>
    <style:style style:name="P14" style:family="paragraph" style:parent-style-name="List_20_Paragraph" style:list-style-name="WWNum6"/>
    <style:style style:name="P15" style:family="paragraph" style:parent-style-name="List_20_Paragraph" style:list-style-name="WWNum9"/>
    <style:style style:name="P16" style:family="paragraph" style:parent-style-name="List_20_Paragraph" style:list-style-name="WWNum9"/>
    <style:style style:name="P17" style:family="paragraph" style:parent-style-name="List_20_Paragraph" style:list-style-name="WWNum9">
      <style:paragraph-properties fo:margin-top="0cm" fo:margin-bottom="0cm" style:contextual-spacing="true"/>
    </style:style>
    <style:style style:name="P18" style:family="paragraph" style:parent-style-name="List_20_Paragraph" style:list-style-name="WWNum10"/>
    <style:style style:name="P19" style:family="paragraph" style:parent-style-name="List_20_Paragraph" style:list-style-name="WWNum10"/>
    <style:style style:name="P20" style:family="paragraph" style:parent-style-name="List_20_Paragraph" style:list-style-name="WWNum5">
      <style:paragraph-properties fo:margin-left="1.251cm" fo:margin-right="0cm" fo:text-indent="-0.499cm" style:auto-text-indent="false"/>
      <style:text-properties officeooo:rsid="0009f301" officeooo:paragraph-rsid="0009f301"/>
    </style:style>
    <style:style style:name="P21" style:family="paragraph" style:parent-style-name="List_20_Paragraph" style:list-style-name="WWNum2">
      <style:text-properties officeooo:rsid="000a4d7f" officeooo:paragraph-rsid="000a4d7f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 fo:break-before="page"/>
    </style:style>
    <style:style style:name="P24" style:family="paragraph" style:parent-style-name="Standard">
      <style:text-properties style:font-name="Candara" fo:language="es" fo:country="ES"/>
    </style:style>
    <style:style style:name="P25" style:family="paragraph" style:parent-style-name="Standard">
      <style:paragraph-properties fo:margin-top="0cm" fo:margin-bottom="0cm" style:contextual-spacing="false"/>
      <style:text-properties style:font-name="Candara" fo:language="es" fo:country="ES"/>
    </style:style>
    <style:style style:name="P26" style:family="paragraph" style:parent-style-name="Standard">
      <style:paragraph-properties fo:margin-top="0cm" fo:margin-bottom="0cm" style:contextual-spacing="false"/>
    </style:style>
    <style:style style:name="T1" style:family="text">
      <style:text-properties style:font-name="Candara"/>
    </style:style>
    <style:style style:name="T2" style:family="text">
      <style:text-properties style:font-name="Candara" fo:font-size="36pt" fo:language="es" fo:country="ES" fo:font-weight="bold" style:font-size-asian="36pt" style:font-weight-asian="bold" style:font-size-complex="36pt" style:font-weight-complex="bold"/>
    </style:style>
    <style:style style:name="T3" style:family="text">
      <style:text-properties style:font-name="Candara" fo:font-size="12pt" fo:language="es" fo:country="ES" fo:font-weight="bold" style:font-size-asian="12pt" style:font-weight-asian="bold" style:font-size-complex="12pt" style:font-weight-complex="bold"/>
    </style:style>
    <style:style style:name="T4" style:family="text">
      <style:text-properties style:font-name="Candara" fo:font-size="16pt" fo:language="es" fo:country="ES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Candara" fo:language="es" fo:country="ES"/>
    </style:style>
    <style:style style:name="T6" style:family="text">
      <style:text-properties style:font-name="Candara"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Candara" fo:language="es" fo:country="ES" style:text-underline-style="solid" style:text-underline-width="auto" style:text-underline-color="font-color" fo:font-weight="bold" style:font-weight-asian="bold" style:font-weight-complex="bold" fo:background-color="#ffff00"/>
    </style:style>
    <style:style style:name="T8" style:family="text">
      <style:text-properties style:font-name="Candara" fo:font-size="14pt" fo:language="es" fo:country="ES" fo:font-weight="bold" style:font-size-asian="14pt" style:font-weight-asian="bold" style:font-size-complex="14pt" style:font-weight-complex="bold"/>
    </style:style>
    <style:style style:name="T9" style:family="text">
      <style:text-properties style:font-name="Candara" fo:font-size="14pt" fo:language="es" fo:country="ES" style:font-size-asian="14pt" style:font-size-complex="14pt"/>
    </style:style>
    <style:style style:name="T10" style:family="text">
      <style:text-properties officeooo:rsid="0009f301"/>
    </style:style>
    <style:style style:name="T11" style:family="text">
      <style:text-properties officeooo:rsid="000a4d7f"/>
    </style:style>
    <style:style style:name="T12" style:family="text">
      <style:text-properties officeooo:rsid="000a5339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-start text:name="_Hlk114995801"/><text:span text:style-name="T2">The Digital World</text:span><text:bookmark-end text:name="_Hlk114995801"/></text:p>
      <text:section text:style-name="Sect1" text:name="TextSection">
        <text:p text:style-name="P22"><text:span text:style-name="T4">Page 4</text:span></text:p>
        <text:list xml:id="list242200854" text:style-name="WWNum2">
          <text:list-item>
            <text:p text:style-name="P2"><text:span text:style-name="T1">True or false. Correct false ones.</text:span></text:p>
            <text:list>
              <text:list-item>
                <text:p text:style-name="P2"><text:span text:style-name="T10"><text:text-input text:description="">False</text:text-input></text:span></text:p>
              </text:list-item>
              <text:list-item>
                <text:p text:style-name="P2"><text:span text:style-name="T10"><text:text-input text:description="">True</text:text-input></text:span></text:p>
              </text:list-item>
              <text:list-item>
                <text:p text:style-name="P2"><text:span text:style-name="T10"><text:text-input text:description="">False</text:text-input></text:span></text:p>
              </text:list-item>
              <text:list-item>
                <text:p text:style-name="P2"><text:span text:style-name="T10"><text:text-input text:description="">True</text:text-input></text:span></text:p>
              </text:list-item>
              <text:list-item>
                <text:p text:style-name="P2"><text:span text:style-name="T10"><text:text-input text:description="">True</text:text-input></text:span></text:p>
              </text:list-item>
            </text:list>
          </text:list-item>
        </text:list>
        <text:p text:style-name="P5"/>
        <text:list xml:id="list172418674423074" text:continue-numbering="true" text:style-name="WWNum2">
          <text:list-item>
            <text:p text:style-name="P2"><text:span text:style-name="T1">Listen. </text:span><text:span text:style-name="T7">En estos ejercicios es muy importante fijarse bien y traducir las frases que están en negrita morada.</text:span></text:p>
            <text:list>
              <text:list-item>
                <text:p text:style-name="P2"><text:span text:style-name="T10"><text:text-input text:description="">Good morning. Can I help you?</text:text-input></text:span></text:p>
              </text:list-item>
              <text:list-item>
                <text:p text:style-name="P2"><text:span text:style-name="T10"><text:text-input text:description="">That's exhibit number 218.</text:text-input></text:span></text:p>
              </text:list-item>
              <text:list-item>
                <text:p text:style-name="P2"><text:span text:style-name="T10"><text:text-input text:description="">It's over there with the red sign.</text:text-input></text:span></text:p>
              </text:list-item>
              <text:list-item>
                <text:p text:style-name="P2"><text:span text:style-name="T10"><text:text-input text:description="">I'm interested in software for education.</text:text-input></text:span></text:p>
              </text:list-item>
              <text:list-item>
                <text:p text:style-name="P2"><text:span text:style-name="T10"><text:text-input text:description="">Enjoy the exhibition.</text:text-input></text:span></text:p>
              </text:list-item>
            </text:list>
          </text:list-item>
        </text:list>
        <text:p text:style-name="P5"/>
        <text:list xml:id="list172419468889777" text:continue-numbering="true" text:style-name="WWNum2">
          <text:list-item>
            <text:p text:style-name="P2"><text:span text:style-name="T5">Nada que hacer.</text:span></text:p>
          </text:list-item>
        </text:list>
        <text:p text:style-name="P5"/>
        <text:list xml:id="list172419569583449" text:continue-numbering="true" text:style-name="WWNum2">
          <text:list-item>
            <text:p text:style-name="P2"><text:span text:style-name="T1">Relate:</text:span></text:p>
          </text:list-item>
        </text:list>
        <text:list text:style-name="WWNum5">
          <text:list-item>
            <text:p text:style-name="P11"><text:span text:style-name="T11"><text:text-input text:description="">Mini-dialogue number 3.</text:text-input></text:span></text:p>
          </text:list-item>
          <text:list-item>
            <text:p text:style-name="P20"><text:span text:style-name="T11"><text:text-input text:description="">Mini-dialogue number 2.</text:text-input></text:span></text:p>
          </text:list-item>
          <text:list-item>
            <text:p text:style-name="P12"><text:span text:style-name="T11"><text:text-input text:description="">Mini-dialogue number 3.</text:text-input></text:span></text:p>
          </text:list-item>
          <text:list-item>
            <text:p text:style-name="P20"><text:span text:style-name="T11"><text:text-input text:description="">Mini-dialogue number 1.</text:text-input></text:span></text:p>
          </text:list-item>
          <text:list-item>
            <text:p text:style-name="P12"><text:span text:style-name="T11"><text:text-input text:description="">Mini-dialogue number 3.</text:text-input></text:span></text:p>
          </text:list-item>
        </text:list>
        <text:p text:style-name="P6"/>
        <text:p text:style-name="P6"/>
        <text:p text:style-name="P6"/>
        <text:p text:style-name="P6"/>
        <text:p text:style-name="P6"/>
        <text:p text:style-name="P6"/>
        <text:p text:style-name="P22"><text:span text:style-name="T4">Page 5 – Working with vocabulary</text:span></text:p>
        <text:p text:style-name="Standard"><text:span text:style-name="T7">Fijarse bien y traducir las palabras y expresiones en negrita morada</text:span><text:span text:style-name="T6">.</text:span></text:p>
        <text:list xml:id="list172419250503207" text:continue-list="list172419569583449" text:style-name="WWNum2">
          <text:list-item>
            <text:p text:style-name="P2"><text:span text:style-name="T5">Match:</text:span></text:p>
            <text:list>
              <text:list-item>
                <text:p text:style-name="P2"><text:span text:style-name="T11"><text:text-input text:description="">Keyboard</text:text-input></text:span></text:p>
              </text:list-item>
              <text:list-item>
                <text:p text:style-name="P2"><text:span text:style-name="T11"><text:text-input text:description="">Monitor</text:text-input></text:span></text:p>
              </text:list-item>
              <text:list-item>
                <text:p text:style-name="P2"><text:span text:style-name="T11"><text:text-input text:description="">Mouse</text:text-input></text:span></text:p>
              </text:list-item>
              <text:list-item>
                <text:p text:style-name="P2"><text:span text:style-name="T11"><text:text-input text:description="">Laptop</text:text-input></text:span></text:p>
              </text:list-item>
              <text:list-item>
                <text:p text:style-name="P2"><text:span text:style-name="T11"><text:text-input text:description="">System unit</text:text-input></text:span></text:p>
              </text:list-item>
              <text:list-item>
                <text:p text:style-name="P2"><text:span text:style-name="T11"><text:text-input text:description="">Server</text:text-input></text:span></text:p>
              </text:list-item>
            </text:list>
          </text:list-item>
        </text:list>
        <text:p text:style-name="P24"/>
        <text:list xml:id="list172420143097306" text:continue-numbering="true" text:style-name="WWNum2">
          <text:list-item>
            <text:p text:style-name="P2"><text:span text:style-name="T5">Complete:</text:span></text:p>
            <text:list>
              <text:list-item>
                <text:p text:style-name="P2"><text:span text:style-name="T11"><text:text-input text:description="">Data is another word for information.</text:text-input></text:span></text:p>
              </text:list-item>
              <text:list-item>
                <text:p text:style-name="P2"><text:span text:style-name="T11"><text:text-input text:description="">Apps are programs you can use on your smartphone.</text:text-input></text:span></text:p>
              </text:list-item>
              <text:list-item>
                <text:p text:style-name="P2"><text:span text:style-name="T11"><text:text-input text:description="">Hardware means the physical parts of a computer.</text:text-input></text:span></text:p>
              </text:list-item>
              <text:list-item>
                <text:p text:style-name="P2"><text:span text:style-name="T11"><text:text-input text:description="">Software is another word for computer programs.</text:text-input></text:span></text:p>
              </text:list-item>
            </text:list>
          </text:list-item>
        </text:list>
        <text:p text:style-name="P5"/>
        <text:p text:style-name="P5"/>
        <text:list xml:id="list172418852531974" text:continue-numbering="true" text:style-name="WWNum2">
          <text:list-item>
            <text:p text:style-name="P2"><text:span text:style-name="T5">Listen and match:</text:span></text:p>
            <text:list>
              <text:list-item>
                <text:p text:style-name="P2"><text:span text:style-name="T11"><text:text-input text:description="">Education (3 = a).</text:text-input></text:span></text:p>
              </text:list-item>
              <text:list-item>
                <text:p text:style-name="P2"><text:span text:style-name="T11"><text:text-input text:description="">Business and retail (6 = b).</text:text-input></text:span></text:p>
              </text:list-item>
              <text:list-item>
                <text:p text:style-name="P2"><text:span text:style-name="T11"><text:text-input text:description="">Banking (5 = c).</text:text-input></text:span></text:p>
              </text:list-item>
              <text:list-item>
                <text:p text:style-name="P2"><text:span text:style-name="T11"><text:text-input text:description="">Health (1 = d).</text:text-input></text:span></text:p>
              </text:list-item>
              <text:list-item>
                <text:p text:style-name="P2"><text:span text:style-name="T11"><text:text-input text:description="">Manufacturing (4 = e).</text:text-input></text:span></text:p>
              </text:list-item>
              <text:list-item>
                <text:p text:style-name="P2"><text:span text:style-name="T11"><text:text-input text:description="">Transport (2 = f).</text:text-input></text:span></text:p>
              </text:list-item>
              <text:list-item>
                <text:p text:style-name="P2"><text:span text:style-name="T11"><text:text-input text:description="">Hospitality and leisure (7 = g).</text:text-input></text:span></text:p>
              </text:list-item>
            </text:list>
          </text:list-item>
        </text:list>
        <text:p text:style-name="P5"/>
        <text:list xml:id="list172419429990847" text:continue-numbering="true" text:style-name="WWNum2">
          <text:list-item>
            <text:p text:style-name="P2"><text:span text:style-name="T5">Listen and repeat. Nada que escribir aquí.</text:span></text:p>
          </text:list-item>
        </text:list>
        <text:p text:style-name="P5"/>
        <text:list xml:id="list172419326407790" text:continue-numbering="true" text:style-name="WWNum2">
          <text:list-item>
            <text:p text:style-name="P2"><text:span text:style-name="T5">Write:</text:span></text:p>
            <text:list>
              <text:list-item>
                <text:p text:style-name="P2"><text:span text:style-name="T11"><text:text-input text:description="">563.</text:text-input></text:span></text:p>
              </text:list-item>
              <text:list-item>
                <text:p text:style-name="P2"><text:span text:style-name="T11"><text:text-input text:description="">871.</text:text-input></text:span></text:p>
              </text:list-item>
              <text:list-item>
                <text:p text:style-name="P2"><text:span text:style-name="T11"><text:text-input text:description="">1020.</text:text-input></text:span></text:p>
              </text:list-item>
              <text:list-item>
                <text:p text:style-name="P2"><text:span text:style-name="T11"><text:text-input text:description="">4013.</text:text-input></text:span></text:p>
              </text:list-item>
              <text:list-item>
                <text:p text:style-name="P2"><text:span text:style-name="T11"><text:text-input text:description="">1434.</text:text-input></text:span></text:p>
              </text:list-item>
              <text:list-item>
                <text:p text:style-name="P2"><text:span text:style-name="T11"><text:text-input text:description="">7691.</text:text-input></text:span></text:p>
              </text:list-item>
            </text:list>
          </text:list-item>
        </text:list>
        <text:p text:style-name="P5"/>
        <text:list xml:id="list172419109980458" text:continue-numbering="true" text:style-name="WWNum2">
          <text:list-item>
            <text:p text:style-name="P2"><text:span text:style-name="T5">Write:</text:span></text:p>
            <text:list>
              <text:list-item>
                <text:p text:style-name="P21"><text:text-input text:description="">Twenty nine.</text:text-input></text:p>
              </text:list-item>
              <text:list-item>
                <text:p text:style-name="P2"><text:soft-page-break/><text:span text:style-name="T11"><text:text-input text:description="">Sixty five.</text:text-input></text:span></text:p>
              </text:list-item>
              <text:list-item>
                <text:p text:style-name="P2"><text:span text:style-name="T11"><text:text-input text:description="">Eighty four.</text:text-input></text:span></text:p>
              </text:list-item>
              <text:list-item>
                <text:p text:style-name="P2"><text:span text:style-name="T11"><text:text-input text:description="">One hundred and thirteen.</text:text-input></text:span></text:p>
              </text:list-item>
              <text:list-item>
                <text:p text:style-name="P2"><text:span text:style-name="T11"><text:text-input text:description="">Two hundred and ninety seven.</text:text-input></text:span></text:p>
              </text:list-item>
              <text:list-item>
                <text:p text:style-name="P4"><text:span text:style-name="T11"><text:text-input text:description="">One thousand, three hundred and seventy nine.</text:text-input></text:span></text:p>
              </text:list-item>
            </text:list>
          </text:list-item>
        </text:list>
        <text:p text:style-name="P25"/>
        <text:p text:style-name="P26"><text:span text:style-name="T8">“Your Turn”</text:span></text:p>
        <text:list text:style-name="WWNum6">
          <text:list-item>
            <text:p text:style-name="P13"><text:span text:style-name="T11"><text:text-input text:description="">240.</text:text-input></text:span></text:p>
          </text:list-item>
          <text:list-item>
            <text:p text:style-name="P13"><text:span text:style-name="T11"><text:text-input text:description="">94.</text:text-input></text:span></text:p>
          </text:list-item>
          <text:list-item>
            <text:p text:style-name="P13"><text:span text:style-name="T11"><text:text-input text:description="">176.</text:text-input></text:span></text:p>
          </text:list-item>
          <text:list-item>
            <text:p text:style-name="P13"><text:span text:style-name="T11"><text:text-input text:description="">167.</text:text-input></text:span></text:p>
          </text:list-item>
        </text:list>
        <text:p text:style-name="P24"/>
      </text:section>
      <text:section text:style-name="Sect2" text:name="Sección1">
        <text:p text:style-name="P23"><text:span text:style-name="T2">Working in IT</text:span></text:p>
      </text:section>
      <text:section text:style-name="Sect3" text:name="Sección2">
        <text:p text:style-name="P22"><text:span text:style-name="T4">Page 6</text:span></text:p>
        <text:list xml:id="list893694992" text:style-name="WWNum9">
          <text:list-item>
            <text:p text:style-name="P15"><text:span text:style-name="T5">Complete:</text:span></text:p>
            <text:list>
              <text:list-item>
                <text:p text:style-name="P15"><text:span text:style-name="T11"><text:text-input text:description="">Francesca puts computer systems into businesses.</text:text-input></text:span></text:p>
              </text:list-item>
              <text:list-item>
                <text:p text:style-name="P15"><text:span text:style-name="T11"><text:text-input text:description="">Charlene solves IT problems on the telephone.</text:text-input></text:span></text:p>
              </text:list-item>
              <text:list-item>
                <text:p text:style-name="P15"><text:span text:style-name="T11"><text:text-input text:description="">Brian tests hardware.</text:text-input></text:span></text:p>
              </text:list-item>
              <text:list-item>
                <text:p text:style-name="P15"><text:span text:style-name="T11"><text:text-input text:description="">Brian sometimes works at night.</text:text-input></text:span></text:p>
              </text:list-item>
              <text:list-item>
                <text:p text:style-name="P15"><text:span text:style-name="T11"><text:text-input text:description="">Brian repairs computers.</text:text-input></text:span></text:p>
              </text:list-item>
              <text:list-item>
                <text:p text:style-name="P15"><text:span text:style-name="T11"><text:text-input text:description="">Charlene works closely with a group of other people.</text:text-input></text:span></text:p>
              </text:list-item>
            </text:list>
          </text:list-item>
        </text:list>
        <text:p text:style-name="P7"/>
        <text:list xml:id="list172418981317880" text:continue-numbering="true" text:style-name="WWNum9">
          <text:list-item>
            <text:p text:style-name="P15"><text:span text:style-name="T5">Listen and number:</text:span></text:p>
          </text:list-item>
        </text:list>
        <text:list xml:id="list3954860199" text:style-name="WWNum10">
          <text:list-item>
            <text:p text:style-name="P18"><text:span text:style-name="T11"><text:text-input text:description="">Good morning. I'm Chloe, and this is Brian.</text:text-input></text:span></text:p>
          </text:list-item>
          <text:list-item>
            <text:p text:style-name="P18"><text:span text:style-name="T11"><text:text-input text:description="">I'm pleased to meet you.</text:text-input></text:span></text:p>
          </text:list-item>
          <text:list-item>
            <text:p text:style-name="P18"><text:span text:style-name="T11"><text:text-input text:description="">Nice to meet you, too.</text:text-input></text:span></text:p>
          </text:list-item>
          <text:list-item>
            <text:p text:style-name="P18"><text:span text:style-name="T11"><text:text-input text:description="">Can you answer some questions for our survey?</text:text-input></text:span></text:p>
          </text:list-item>
          <text:list-item>
            <text:p text:style-name="P18"><text:span text:style-name="T11"><text:text-input text:description="">Sure. What would you like to know?</text:text-input></text:span></text:p>
          </text:list-item>
        </text:list>
        <text:p text:style-name="P8"/>
        <text:list xml:id="list172418743007381" text:continue-list="list172418981317880" text:style-name="WWNum9">
          <text:list-item>
            <text:p text:style-name="P15"><text:span text:style-name="T5">Match:</text:span></text:p>
            <text:list>
              <text:list-item>
                <text:p text:style-name="P15"><text:span text:style-name="T12"><text:text-input text:description="">What's your job?
I'm a software tester.</text:text-input></text:span></text:p>
              </text:list-item>
              <text:list-item>
                <text:p text:style-name="P15"><text:span text:style-name="T12"><text:text-input text:description="">What does your job involve?
I test new software for the automobile industry.</text:text-input></text:span></text:p>
              </text:list-item>
              <text:list-item>
                <text:p text:style-name="P15"><text:span text:style-name="T12"><text:text-input text:description="">What skills do you need for your job?
You must be good at problem solving.</text:text-input></text:span></text:p>
              </text:list-item>
            </text:list>
          </text:list-item>
        </text:list>
        <text:p text:style-name="P7"/>
        <text:list xml:id="list172418774710185" text:continue-numbering="true" text:style-name="WWNum9">
          <text:list-item>
            <text:p text:style-name="P15"><text:span text:style-name="T5">Nada que hacer aquí.</text:span></text:p>
          </text:list-item>
        </text:list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22"><text:span text:style-name="T4">Page 7</text:span></text:p>
        <text:list xml:id="list172420150488483" text:continue-numbering="true" text:style-name="WWNum9">
          <text:list-item>
            <text:p text:style-name="P15"><text:span text:style-name="T5">Choose:</text:span></text:p>
            <text:list>
              <text:list-item>
                <text:p text:style-name="P15"><text:span text:style-name="T12"><text:text-input text:description="">I troubleshoot problems over the telephone.</text:text-input></text:span></text:p>
              </text:list-item>
              <text:list-item>
                <text:p text:style-name="P15"><text:span text:style-name="T12"><text:text-input text:description="">My laptop is broken. Can you repair it?</text:text-input></text:span></text:p>
              </text:list-item>
              <text:list-item>
                <text:p text:style-name="P15"><text:span text:style-name="T12"><text:text-input text:description="">You can download the instructions from the Internet.</text:text-input></text:span></text:p>
              </text:list-item>
              <text:list-item>
                <text:p text:style-name="P15"><text:span text:style-name="T12"><text:text-input text:description="">We use about 50 parts when we assemble a new computer.</text:text-input></text:span></text:p>
              </text:list-item>
              <text:list-item>
                <text:p text:style-name="P15"><text:span text:style-name="T12"><text:text-input text:description="">You PC will go faster if you give it a an upgrade.</text:text-input></text:span></text:p>
              </text:list-item>
            </text:list>
          </text:list-item>
        </text:list>
        <text:p text:style-name="P7"/>
        <text:list xml:id="list172419395015849" text:continue-numbering="true" text:style-name="WWNum9">
          <text:list-item>
            <text:p text:style-name="P15"><text:span text:style-name="T5">Match:</text:span></text:p>
            <text:list>
              <text:list-item>
                <text:p text:style-name="P15"><text:span text:style-name="T12"><text:text-input text:description="">1 &lt;&gt; b </text:text-input></text:span></text:p>
              </text:list-item>
              <text:list-item>
                <text:p text:style-name="P15"><text:span text:style-name="T12"><text:text-input text:description="">2 &lt;&gt; f</text:text-input></text:span></text:p>
              </text:list-item>
              <text:list-item>
                <text:p text:style-name="P15"><text:span text:style-name="T12"><text:text-input text:description="">3 &lt;&gt; a</text:text-input></text:span></text:p>
              </text:list-item>
              <text:list-item>
                <text:p text:style-name="P15"><text:span text:style-name="T12"><text:text-input text:description="">4 &lt;&gt; d</text:text-input></text:span></text:p>
              </text:list-item>
              <text:list-item>
                <text:p text:style-name="P15"><text:span text:style-name="T12"><text:text-input text:description="">5 &lt;&gt; e</text:text-input></text:span></text:p>
              </text:list-item>
              <text:list-item>
                <text:p text:style-name="P15"><text:span text:style-name="T12"><text:text-input text:description="">6 &lt;&gt; c</text:text-input></text:span></text:p>
              </text:list-item>
            </text:list>
          </text:list-item>
        </text:list>
        <text:p text:style-name="P7"/>
        <text:list xml:id="list172418960202239" text:continue-numbering="true" text:style-name="WWNum9">
          <text:list-item>
            <text:p text:style-name="P15"><text:span text:style-name="T5">Complete:</text:span></text:p>
            <text:list>
              <text:list-item>
                <text:p text:style-name="P15"><text:span text:style-name="T12"><text:text-input text:description="">Design a webpage.</text:text-input></text:span></text:p>
              </text:list-item>
              <text:list-item>
                <text:p text:style-name="P15"><text:span text:style-name="T12"><text:text-input text:description="">Give support.</text:text-input></text:span></text:p>
              </text:list-item>
              <text:list-item>
                <text:p text:style-name="P15"><text:span text:style-name="T12"><text:text-input text:description="">Solve problems.</text:text-input></text:span></text:p>
              </text:list-item>
              <text:list-item>
                <text:p text:style-name="P15"><text:span text:style-name="T12"><text:text-input text:description="">Check the connections.</text:text-input></text:span></text:p>
              </text:list-item>
              <text:list-item>
                <text:p text:style-name="P15"><text:span text:style-name="T12"><text:text-input text:description="">Input data.</text:text-input></text:span></text:p>
              </text:list-item>
              <text:list-item>
                <text:p text:style-name="P15"><text:soft-page-break/><text:span text:style-name="T12"><text:text-input text:description="">Operate a machine.</text:text-input></text:span></text:p>
              </text:list-item>
            </text:list>
          </text:list-item>
        </text:list>
        <text:p text:style-name="P7"/>
        <text:list xml:id="list172419341241504" text:continue-numbering="true" text:style-name="WWNum9">
          <text:list-item>
            <text:p text:style-name="P15"><text:span text:style-name="T5">Match:</text:span></text:p>
            <text:list>
              <text:list-item>
                <text:p text:style-name="P15"><text:span text:style-name="T12"><text:text-input text:description="">Programer.</text:text-input></text:span></text:p>
              </text:list-item>
              <text:list-item>
                <text:p text:style-name="P15"><text:span text:style-name="T12"><text:text-input text:description="">Helpdesk technician.</text:text-input></text:span></text:p>
              </text:list-item>
              <text:list-item>
                <text:p text:style-name="P15"><text:span text:style-name="T12"><text:text-input text:description="">Network administrator.</text:text-input></text:span></text:p>
              </text:list-item>
              <text:list-item>
                <text:p text:style-name="P15"><text:span text:style-name="T12"><text:text-input text:description="">Support technician.</text:text-input></text:span></text:p>
              </text:list-item>
              <text:list-item>
                <text:p text:style-name="P15"><text:span text:style-name="T12"><text:text-input text:description="">Software tester.</text:text-input></text:span></text:p>
              </text:list-item>
              <text:list-item>
                <text:p text:style-name="P15"><text:span text:style-name="T12"><text:text-input text:description="">Web designer.</text:text-input></text:span></text:p>
              </text:list-item>
              <text:list-item>
                <text:p text:style-name="P15"><text:span text:style-name="T12"><text:text-input text:description="">Data entry operator.</text:text-input></text:span></text:p>
              </text:list-item>
            </text:list>
          </text:list-item>
        </text:list>
        <text:p text:style-name="P7"/>
        <text:list xml:id="list172420086892155" text:continue-numbering="true" text:style-name="WWNum9">
          <text:list-item>
            <text:p text:style-name="P15"><text:span text:style-name="T5">Complete:</text:span></text:p>
            <text:list>
              <text:list-item>
                <text:p text:style-name="P15"><text:span text:style-name="T12"><text:text-input text:description="">Helpdesk technician.</text:text-input></text:span></text:p>
              </text:list-item>
              <text:list-item>
                <text:p text:style-name="P15"><text:span text:style-name="T12"><text:text-input text:description="">Giving support.</text:text-input></text:span></text:p>
              </text:list-item>
              <text:list-item>
                <text:p text:style-name="P15"><text:span text:style-name="T12"><text:text-input text:description="">Troubleshoot.</text:text-input></text:span></text:p>
              </text:list-item>
              <text:list-item>
                <text:p text:style-name="P15"><text:span text:style-name="T12"><text:text-input text:description="">Repairing.</text:text-input></text:span></text:p>
              </text:list-item>
              <text:list-item>
                <text:p text:style-name="P15"><text:span text:style-name="T12"><text:text-input text:description="">Installing.</text:text-input></text:span></text:p>
              </text:list-item>
              <text:list-item>
                <text:p text:style-name="P17"><text:span text:style-name="T12"><text:text-input text:description="">Assemble.</text:text-input></text:span></text:p>
              </text:list-item>
            </text:list>
          </text:list-item>
        </text:list>
        <text:p text:style-name="P25"/>
        <text:p text:style-name="Standard"><text:span text:style-name="T8">“Your Turn”</text:span><text:span text:style-name="T9"> </text:span><text:span text:style-name="T5">Nada que hacer aquí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9.001cm" style:type="center"/>
          <style:tab-stop style:position="18.461cm" style:type="right"/>
        </style:tab-stops>
      </style:paragraph-properties>
    </style:style>
    <style:style style:name="MT1" style:family="text">
      <style:text-properties style:font-name="Candara" fo:font-size="12pt" fo:language="es" fo:country="ES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cm" fo:margin-bottom="2.251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NIT 1<text:tab/>PART 1<text:tab/>THE DIGITAL WORLD</text:span></text:p>
      </style:header>
      <style:header-left>
        <text:p text:style-name="MP1"><text:span text:style-name="MT1">UNIT 1<text:tab/>PART 2<text:tab/>WORKING IN IT</text:span></text:p>
      </style:head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LLAR MARIN, SANDRA</meta:initial-creator>
    <meta:editing-cycles>6</meta:editing-cycles>
    <meta:creation-date>2022-09-24T19:09:00</meta:creation-date>
    <dc:date>2022-10-09T17:24:17.948706776</dc:date>
    <meta:editing-duration>PT2H40M17S</meta:editing-duration>
    <meta:generator>LibreOffice/7.4.1.2$Linux_X86_64 LibreOffice_project/40$Build-2</meta:generator>
    <meta:document-statistic meta:table-count="0" meta:image-count="0" meta:object-count="0" meta:page-count="4" meta:paragraph-count="122" meta:word-count="749" meta:character-count="3145" meta:non-whitespace-character-count="2811"/>
    <meta:user-defined meta:name="AppVersion">16.0000</meta:user-defined>
    <meta:template xlink:type="simple" xlink:actuate="onRequest" xlink:title="Normal.dotm" xlink:href=""/>
  </office:meta>
</office:document-meta>
</file>